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465" officeooo:paragraph-rsid="000e2465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que são as tartarugas?<text:line-break/>Em que ambiente elas vivem?<text:line-break/>Como elas trabalham no ecossistema?<text:line-break/>Como a falta delas impactam no nosso planeta? </text:p>
      <text:p text:style-name="P1">Agora dado essas informações, sabemos como a falta delas impacta, então vamos pensar como elas se reproduzem?</text:p>
      <text:p text:style-name="P1"/>
      <text:p text:style-name="P1">Beleza, elas se reproduzem dessa forma, mas vamos relacionar o aquecimento global a isso.</text:p>
      <text:p text:style-name="P1"/>
      <text:p text:style-name="P1">No passar dos anos, o planeta vem ficando cada vez mais quente, isso favorece o nascimento de fêmeas e desfavorece o nascimento de machos, causando assim um desequilibro na reprodução delas.</text:p>
      <text:p text:style-name="P1"/>
      <text:p text:style-name="P1">Agora entramos no nosso proje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14:06:47.429629015</meta:creation-date>
    <meta:editing-duration>PT34S</meta:editing-duration>
    <meta:editing-cycles>2</meta:editing-cycles>
    <meta:generator>LibreOffice/6.4.5.2$Linux_X86_64 LibreOffice_project/40$Build-2</meta:generator>
    <dc:date>2020-09-19T14:07:17.341338303</dc:date>
    <meta:document-statistic meta:table-count="0" meta:image-count="0" meta:object-count="0" meta:page-count="1" meta:paragraph-count="5" meta:word-count="90" meta:character-count="554" meta:non-whitespace-character-count="468"/>
  </office:meta>
</office:document-meta>
</file>